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lecto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Tin [C]</text:p>
          </table:table-cell>
          <table:table-cell table:style-name="ce1" office:value-type="string" calcext:value-type="string">
            <text:p>Tout [C]</text:p>
          </table:table-cell>
          <table:table-cell table:style-name="ce1" office:value-type="string" calcext:value-type="string">
            <text:p>Tamb [C]</text:p>
          </table:table-cell>
          <table:table-cell table:style-name="ce1" office:value-type="string" calcext:value-type="string">
            <text:p>G [W/m²]</text:p>
          </table:table-cell>
          <table:table-cell table:style-name="ce1" office:value-type="string" calcext:value-type="string">
            <text:p>m [kg/min]</text:p>
          </table:table-cell>
          <table:table-cell table:style-name="ce1" office:value-type="string" calcext:value-type="string">
            <text:p>Qu [W]</text:p>
          </table:table-cell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(Ti-Ta)/GI</text:p>
          </table:table-cell>
          <table:table-cell table:style-name="ce1" office:value-type="string" calcext:value-type="string">
            <text:p>xi-x</text:p>
          </table:table-cell>
          <table:table-cell table:style-name="ce1" office:value-type="string" calcext:value-type="string">
            <text:p>yi-y</text:p>
          </table:table-cell>
          <table:table-cell table:style-name="ce1" office:value-type="string" calcext:value-type="string">
            <text:p>(xi-x)(yi-y)</text:p>
          </table:table-cell>
          <table:table-cell table:style-name="ce1" office:value-type="string" calcext:value-type="string">
            <text:p>(xi-x)2</text:p>
          </table:table-cell>
        </table:table-row>
        <table:table-row table:style-name="ro1">
          <table:table-cell office:value-type="float" office:value="38.1102203035484" calcext:value-type="float">
            <text:p>38.1102203035484</text:p>
          </table:table-cell>
          <table:table-cell office:value-type="float" office:value="41.1717484270967" calcext:value-type="float">
            <text:p>41.1717484270967</text:p>
          </table:table-cell>
          <table:table-cell office:value-type="float" office:value="32.3792083793548" calcext:value-type="float">
            <text:p>32.3792083793548</text:p>
          </table:table-cell>
          <table:table-cell office:value-type="float" office:value="1017.20868524323" calcext:value-type="float">
            <text:p>1017.20868524323</text:p>
          </table:table-cell>
          <table:table-cell office:value-type="float" office:value="0.545699975806451" calcext:value-type="float">
            <text:p>0.545699975806451</text:p>
          </table:table-cell>
          <table:table-cell table:number-columns-repeated="7"/>
        </table:table-row>
        <table:table-row table:style-name="ro1">
          <table:table-cell office:value-type="float" office:value="38.2091349970967" calcext:value-type="float">
            <text:p>38.2091349970967</text:p>
          </table:table-cell>
          <table:table-cell office:value-type="float" office:value="41.0637293348386" calcext:value-type="float">
            <text:p>41.0637293348386</text:p>
          </table:table-cell>
          <table:table-cell office:value-type="float" office:value="32.0291359474193" calcext:value-type="float">
            <text:p>32.0291359474193</text:p>
          </table:table-cell>
          <table:table-cell office:value-type="float" office:value="1012.50219414073" calcext:value-type="float">
            <text:p>1012.50219414073</text:p>
          </table:table-cell>
          <table:table-cell office:value-type="float" office:value="0.561505362903226" calcext:value-type="float">
            <text:p>0.561505362903226</text:p>
          </table:table-cell>
          <table:table-cell table:number-columns-repeated="7"/>
        </table:table-row>
        <table:table-row table:style-name="ro1">
          <table:table-cell office:value-type="float" office:value="38.4482447267742" calcext:value-type="float">
            <text:p>38.4482447267742</text:p>
          </table:table-cell>
          <table:table-cell office:value-type="float" office:value="41.4781213367741" calcext:value-type="float">
            <text:p>41.4781213367741</text:p>
          </table:table-cell>
          <table:table-cell office:value-type="float" office:value="32.577263092258" calcext:value-type="float">
            <text:p>32.577263092258</text:p>
          </table:table-cell>
          <table:table-cell office:value-type="float" office:value="1014.68747686156" calcext:value-type="float">
            <text:p>1014.68747686156</text:p>
          </table:table-cell>
          <table:table-cell office:value-type="float" office:value="0.532547842741935" calcext:value-type="float">
            <text:p>0.532547842741935</text:p>
          </table:table-cell>
          <table:table-cell table:number-columns-repeated="7"/>
        </table:table-row>
        <table:table-row table:style-name="ro1">
          <table:table-cell office:value-type="float" office:value="40.4636794425806" calcext:value-type="float">
            <text:p>40.4636794425806</text:p>
          </table:table-cell>
          <table:table-cell office:value-type="float" office:value="42.9326158348386" calcext:value-type="float">
            <text:p>42.9326158348386</text:p>
          </table:table-cell>
          <table:table-cell office:value-type="float" office:value="33.9422452241935" calcext:value-type="float">
            <text:p>33.9422452241935</text:p>
          </table:table-cell>
          <table:table-cell office:value-type="float" office:value="929.265103536786" calcext:value-type="float">
            <text:p>929.265103536786</text:p>
          </table:table-cell>
          <table:table-cell office:value-type="float" office:value="0.57357275" calcext:value-type="float">
            <text:p>0.57357275</text:p>
          </table:table-cell>
          <table:table-cell table:number-columns-repeated="7"/>
        </table:table-row>
        <table:table-row table:style-name="ro1">
          <table:table-cell office:value-type="float" office:value="40.5975594477419" calcext:value-type="float">
            <text:p>40.5975594477419</text:p>
          </table:table-cell>
          <table:table-cell office:value-type="float" office:value="43.0688280167741" calcext:value-type="float">
            <text:p>43.0688280167741</text:p>
          </table:table-cell>
          <table:table-cell office:value-type="float" office:value="34.4941467190322" calcext:value-type="float">
            <text:p>34.4941467190322</text:p>
          </table:table-cell>
          <table:table-cell office:value-type="float" office:value="925.665806945232" calcext:value-type="float">
            <text:p>925.665806945232</text:p>
          </table:table-cell>
          <table:table-cell office:value-type="float" office:value="0.566608745967741" calcext:value-type="float">
            <text:p>0.566608745967741</text:p>
          </table:table-cell>
          <table:table-cell table:number-columns-repeated="7"/>
        </table:table-row>
        <table:table-row table:style-name="ro1">
          <table:table-cell office:value-type="float" office:value="61.9108530245161" calcext:value-type="float">
            <text:p>61.9108530245161</text:p>
          </table:table-cell>
          <table:table-cell office:value-type="float" office:value="63.909630952258" calcext:value-type="float">
            <text:p>63.909630952258</text:p>
          </table:table-cell>
          <table:table-cell office:value-type="float" office:value="33.3045757190322" calcext:value-type="float">
            <text:p>33.3045757190322</text:p>
          </table:table-cell>
          <table:table-cell office:value-type="float" office:value="984.944865118345" calcext:value-type="float">
            <text:p>984.944865118345</text:p>
          </table:table-cell>
          <table:table-cell office:value-type="float" office:value="0.531186657258064" calcext:value-type="float">
            <text:p>0.531186657258064</text:p>
          </table:table-cell>
          <table:table-cell table:number-columns-repeated="7"/>
        </table:table-row>
        <table:table-row table:style-name="ro1">
          <table:table-cell office:value-type="float" office:value="61.8773594219354" calcext:value-type="float">
            <text:p>61.8773594219354</text:p>
          </table:table-cell>
          <table:table-cell office:value-type="float" office:value="63.9615567999999" calcext:value-type="float">
            <text:p>63.9615567999999</text:p>
          </table:table-cell>
          <table:table-cell office:value-type="float" office:value="33.5497531287096" calcext:value-type="float">
            <text:p>33.5497531287096</text:p>
          </table:table-cell>
          <table:table-cell office:value-type="float" office:value="987.075857047659" calcext:value-type="float">
            <text:p>987.075857047659</text:p>
          </table:table-cell>
          <table:table-cell office:value-type="float" office:value="0.527535042338709" calcext:value-type="float">
            <text:p>0.527535042338709</text:p>
          </table:table-cell>
          <table:table-cell table:number-columns-repeated="7"/>
        </table:table-row>
        <table:table-row table:style-name="ro1">
          <table:table-cell office:value-type="float" office:value="62.0324553012903" calcext:value-type="float">
            <text:p>62.0324553012903</text:p>
          </table:table-cell>
          <table:table-cell office:value-type="float" office:value="64.0823080658064" calcext:value-type="float">
            <text:p>64.0823080658064</text:p>
          </table:table-cell>
          <table:table-cell office:value-type="float" office:value="33.5654634932257" calcext:value-type="float">
            <text:p>33.5654634932257</text:p>
          </table:table-cell>
          <table:table-cell office:value-type="float" office:value="993.99545129205" calcext:value-type="float">
            <text:p>993.99545129205</text:p>
          </table:table-cell>
          <table:table-cell office:value-type="float" office:value="0.526911510080645" calcext:value-type="float">
            <text:p>0.526911510080645</text:p>
          </table:table-cell>
          <table:table-cell table:number-columns-repeated="7"/>
        </table:table-row>
        <table:table-row table:style-name="ro1">
          <table:table-cell office:value-type="float" office:value="62.2340273531034" calcext:value-type="float">
            <text:p>62.2340273531034</text:p>
          </table:table-cell>
          <table:table-cell office:value-type="float" office:value="64.2453380979309" calcext:value-type="float">
            <text:p>64.2453380979309</text:p>
          </table:table-cell>
          <table:table-cell office:value-type="float" office:value="34.1739931517241" calcext:value-type="float">
            <text:p>34.1739931517241</text:p>
          </table:table-cell>
          <table:table-cell office:value-type="float" office:value="993.963688890061" calcext:value-type="float">
            <text:p>993.963688890061</text:p>
          </table:table-cell>
          <table:table-cell office:value-type="float" office:value="0.512719064655172" calcext:value-type="float">
            <text:p>0.512719064655172</text:p>
          </table:table-cell>
          <table:table-cell table:number-columns-repeated="7"/>
        </table:table-row>
        <table:table-row table:style-name="ro1">
          <table:table-cell office:value-type="float" office:value="41.7617209087096" calcext:value-type="float">
            <text:p>41.7617209087096</text:p>
          </table:table-cell>
          <table:table-cell office:value-type="float" office:value="44.2449890929032" calcext:value-type="float">
            <text:p>44.2449890929032</text:p>
          </table:table-cell>
          <table:table-cell office:value-type="float" office:value="31.100877598387" calcext:value-type="float">
            <text:p>31.100877598387</text:p>
          </table:table-cell>
          <table:table-cell office:value-type="float" office:value="1033.42810425253" calcext:value-type="float">
            <text:p>1033.42810425253</text:p>
          </table:table-cell>
          <table:table-cell office:value-type="float" office:value="0.593907854838709" calcext:value-type="float">
            <text:p>0.593907854838709</text:p>
          </table:table-cell>
          <table:table-cell table:number-columns-repeated="7"/>
        </table:table-row>
        <table:table-row table:style-name="ro1">
          <table:table-cell office:value-type="float" office:value="41.8647464412903" calcext:value-type="float">
            <text:p>41.8647464412903</text:p>
          </table:table-cell>
          <table:table-cell office:value-type="float" office:value="44.3511918212902" calcext:value-type="float">
            <text:p>44.3511918212902</text:p>
          </table:table-cell>
          <table:table-cell office:value-type="float" office:value="31.192399078387" calcext:value-type="float">
            <text:p>31.192399078387</text:p>
          </table:table-cell>
          <table:table-cell office:value-type="float" office:value="1029.24003998321" calcext:value-type="float">
            <text:p>1029.24003998321</text:p>
          </table:table-cell>
          <table:table-cell office:value-type="float" office:value="0.601491711693548" calcext:value-type="float">
            <text:p>0.601491711693548</text:p>
          </table:table-cell>
          <table:table-cell table:number-columns-repeated="7"/>
        </table:table-row>
        <table:table-row table:style-name="ro1">
          <table:table-cell office:value-type="float" office:value="42.1925447625806" calcext:value-type="float">
            <text:p>42.1925447625806</text:p>
          </table:table-cell>
          <table:table-cell office:value-type="float" office:value="44.7383425619354" calcext:value-type="float">
            <text:p>44.7383425619354</text:p>
          </table:table-cell>
          <table:table-cell office:value-type="float" office:value="31.5064653029032" calcext:value-type="float">
            <text:p>31.5064653029032</text:p>
          </table:table-cell>
          <table:table-cell office:value-type="float" office:value="994.825273342053" calcext:value-type="float">
            <text:p>994.825273342053</text:p>
          </table:table-cell>
          <table:table-cell office:value-type="float" office:value="0.526663887096774" calcext:value-type="float">
            <text:p>0.526663887096774</text:p>
          </table:table-cell>
          <table:table-cell table:number-columns-repeated="7"/>
        </table:table-row>
        <table:table-row table:style-name="ro1">
          <table:table-cell office:value-type="float" office:value="53.0339104212903" calcext:value-type="float">
            <text:p>53.0339104212903</text:p>
          </table:table-cell>
          <table:table-cell office:value-type="float" office:value="55.479650368387" calcext:value-type="float">
            <text:p>55.479650368387</text:p>
          </table:table-cell>
          <table:table-cell office:value-type="float" office:value="29.9865139858064" calcext:value-type="float">
            <text:p>29.9865139858064</text:p>
          </table:table-cell>
          <table:table-cell office:value-type="float" office:value="1027.69061628452" calcext:value-type="float">
            <text:p>1027.69061628452</text:p>
          </table:table-cell>
          <table:table-cell office:value-type="float" office:value="0.519153780241935" calcext:value-type="float">
            <text:p>0.519153780241935</text:p>
          </table:table-cell>
          <table:table-cell table:number-columns-repeated="7"/>
        </table:table-row>
        <table:table-row table:style-name="ro1">
          <table:table-cell office:value-type="float" office:value="47.1496409325806" calcext:value-type="float">
            <text:p>47.1496409325806</text:p>
          </table:table-cell>
          <table:table-cell office:value-type="float" office:value="48.9955385529031" calcext:value-type="float">
            <text:p>48.9955385529031</text:p>
          </table:table-cell>
          <table:table-cell office:value-type="float" office:value="33.0353004070967" calcext:value-type="float">
            <text:p>33.0353004070967</text:p>
          </table:table-cell>
          <table:table-cell office:value-type="float" office:value="788.809840313942" calcext:value-type="float">
            <text:p>788.809840313942</text:p>
          </table:table-cell>
          <table:table-cell office:value-type="float" office:value="0.569136881048387" calcext:value-type="float">
            <text:p>0.569136881048387</text:p>
          </table:table-cell>
          <table:table-cell table:number-columns-repeated="7"/>
        </table:table-row>
        <table:table-row table:style-name="ro1">
          <table:table-cell office:value-type="float" office:value="47.3483418816128" calcext:value-type="float">
            <text:p>47.3483418816128</text:p>
          </table:table-cell>
          <table:table-cell office:value-type="float" office:value="49.2726565890322" calcext:value-type="float">
            <text:p>49.2726565890322</text:p>
          </table:table-cell>
          <table:table-cell office:value-type="float" office:value="33.3213096503225" calcext:value-type="float">
            <text:p>33.3213096503225</text:p>
          </table:table-cell>
          <table:table-cell office:value-type="float" office:value="780.110560999086" calcext:value-type="float">
            <text:p>780.110560999086</text:p>
          </table:table-cell>
          <table:table-cell office:value-type="float" office:value="0.557135987903226" calcext:value-type="float">
            <text:p>0.557135987903226</text:p>
          </table:table-cell>
          <table:table-cell table:number-columns-repeated="7"/>
        </table:table-row>
        <table:table-row table:style-name="ro1">
          <table:table-cell office:value-type="float" office:value="28.9564640664516" calcext:value-type="float">
            <text:p>28.9564640664516</text:p>
          </table:table-cell>
          <table:table-cell office:value-type="float" office:value="31.2562163767741" calcext:value-type="float">
            <text:p>31.2562163767741</text:p>
          </table:table-cell>
          <table:table-cell office:value-type="float" office:value="29.2981506358064" calcext:value-type="float">
            <text:p>29.2981506358064</text:p>
          </table:table-cell>
          <table:table-cell office:value-type="float" office:value="798.17869783054" calcext:value-type="float">
            <text:p>798.17869783054</text:p>
          </table:table-cell>
          <table:table-cell office:value-type="float" office:value="0.51128295766129" calcext:value-type="float">
            <text:p>0.51128295766129</text:p>
          </table:table-cell>
          <table:table-cell table:number-columns-repeated="7"/>
        </table:table-row>
        <table:table-row table:style-name="ro1">
          <table:table-cell office:value-type="float" office:value="29.0116607412903" calcext:value-type="float">
            <text:p>29.0116607412903</text:p>
          </table:table-cell>
          <table:table-cell office:value-type="float" office:value="30.956909156129" calcext:value-type="float">
            <text:p>30.956909156129</text:p>
          </table:table-cell>
          <table:table-cell office:value-type="float" office:value="28.8241132677419" calcext:value-type="float">
            <text:p>28.8241132677419</text:p>
          </table:table-cell>
          <table:table-cell office:value-type="float" office:value="835.868751388306" calcext:value-type="float">
            <text:p>835.868751388306</text:p>
          </table:table-cell>
          <table:table-cell office:value-type="float" office:value="0.557916044354839" calcext:value-type="float">
            <text:p>0.557916044354839</text:p>
          </table:table-cell>
          <table:table-cell table:number-columns-repeated="7"/>
        </table:table-row>
        <table:table-row table:style-name="ro1">
          <table:table-cell office:value-type="float" office:value="29.3173345387096" calcext:value-type="float">
            <text:p>29.3173345387096</text:p>
          </table:table-cell>
          <table:table-cell office:value-type="float" office:value="31.4092500690322" calcext:value-type="float">
            <text:p>31.4092500690322</text:p>
          </table:table-cell>
          <table:table-cell office:value-type="float" office:value="28.9762964032257" calcext:value-type="float">
            <text:p>28.9762964032257</text:p>
          </table:table-cell>
          <table:table-cell office:value-type="float" office:value="839.985499913616" calcext:value-type="float">
            <text:p>839.985499913616</text:p>
          </table:table-cell>
          <table:table-cell office:value-type="float" office:value="0.554565969758064" calcext:value-type="float">
            <text:p>0.554565969758064</text:p>
          </table:table-cell>
          <table:table-cell table:number-columns-repeated="7"/>
        </table:table-row>
        <table:table-row table:style-name="ro1">
          <table:table-cell office:value-type="float" office:value="29.6031470074193" calcext:value-type="float">
            <text:p>29.6031470074193</text:p>
          </table:table-cell>
          <table:table-cell office:value-type="float" office:value="32.9288273019354" calcext:value-type="float">
            <text:p>32.9288273019354</text:p>
          </table:table-cell>
          <table:table-cell office:value-type="float" office:value="30.1880600774193" calcext:value-type="float">
            <text:p>30.1880600774193</text:p>
          </table:table-cell>
          <table:table-cell office:value-type="float" office:value="1047.12187230051" calcext:value-type="float">
            <text:p>1047.12187230051</text:p>
          </table:table-cell>
          <table:table-cell office:value-type="float" office:value="0.520031272177419" calcext:value-type="float">
            <text:p>0.520031272177419</text:p>
          </table:table-cell>
          <table:table-cell table:number-columns-repeated="7"/>
        </table:table-row>
        <table:table-row table:style-name="ro1">
          <table:table-cell office:value-type="float" office:value="29.6638992574193" calcext:value-type="float">
            <text:p>29.6638992574193</text:p>
          </table:table-cell>
          <table:table-cell office:value-type="float" office:value="32.9970257219354" calcext:value-type="float">
            <text:p>32.9970257219354</text:p>
          </table:table-cell>
          <table:table-cell office:value-type="float" office:value="30.5574786770967" calcext:value-type="float">
            <text:p>30.5574786770967</text:p>
          </table:table-cell>
          <table:table-cell office:value-type="float" office:value="1064.53025396747" calcext:value-type="float">
            <text:p>1064.53025396747</text:p>
          </table:table-cell>
          <table:table-cell office:value-type="float" office:value="0.519718723790322" calcext:value-type="float">
            <text:p>0.519718723790322</text:p>
          </table:table-cell>
          <table:table-cell table:number-columns-repeated="7"/>
        </table:table-row>
        <table:table-row table:style-name="ro1">
          <table:table-cell office:value-type="float" office:value="29.8115405006451" calcext:value-type="float">
            <text:p>29.8115405006451</text:p>
          </table:table-cell>
          <table:table-cell office:value-type="float" office:value="33.2490604780644" calcext:value-type="float">
            <text:p>33.2490604780644</text:p>
          </table:table-cell>
          <table:table-cell office:value-type="float" office:value="31.5960118616128" calcext:value-type="float">
            <text:p>31.5960118616128</text:p>
          </table:table-cell>
          <table:table-cell office:value-type="float" office:value="1118.58155095392" calcext:value-type="float">
            <text:p>1118.58155095392</text:p>
          </table:table-cell>
          <table:table-cell office:value-type="float" office:value="0.520073679435484" calcext:value-type="float">
            <text:p>0.520073679435484</text:p>
          </table:table-cell>
          <table:table-cell table:number-columns-repeated="7"/>
        </table:table-row>
        <table:table-row table:style-name="ro1">
          <table:table-cell office:value-type="float" office:value="29.8787207306451" calcext:value-type="float">
            <text:p>29.8787207306451</text:p>
          </table:table-cell>
          <table:table-cell office:value-type="float" office:value="33.342073584516" calcext:value-type="float">
            <text:p>33.342073584516</text:p>
          </table:table-cell>
          <table:table-cell office:value-type="float" office:value="31.7865523012903" calcext:value-type="float">
            <text:p>31.7865523012903</text:p>
          </table:table-cell>
          <table:table-cell office:value-type="float" office:value="1123.2233037984" calcext:value-type="float">
            <text:p>1123.2233037984</text:p>
          </table:table-cell>
          <table:table-cell office:value-type="float" office:value="0.525522588709677" calcext:value-type="float">
            <text:p>0.525522588709677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Área del colector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²</text:p>
          </table:table-cell>
          <table:table-cell table:number-columns-repeated="3"/>
          <table:table-cell table:style-name="ce1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4181.3" calcext:value-type="float">
            <text:p>4181.3</text:p>
          </table:table-cell>
          <table:table-cell office:value-type="string" calcext:value-type="string">
            <text:p>J/(kgK)</text:p>
          </table:table-cell>
          <table:table-cell table:number-columns-repeated="3"/>
          <table:table-cell table:style-name="ce1" office:value-type="string" calcext:value-type="string">
            <text:p>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SA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2:09:50.967336890</dc:date>
    <dc:creator>Isaías Moreno-Cruz</dc:creator>
    <meta:editing-duration>PT21M44S</meta:editing-duration>
    <meta:editing-cycles>4</meta:editing-cycles>
    <meta:generator>LibreOffice/7.6.2.1$Linux_X86_64 LibreOffice_project/60$Build-1</meta:generator>
    <meta:document-statistic meta:table-count="1" meta:cell-count="130" meta:object-count="0"/>
  </office:meta>
</office:document-meta>
</file>